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8.574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4.023cm"/>
    </style:style>
    <style:style style:name="co9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style:text-align-source="value-type" style:repeat-content="false"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text-align-source="value-type" style:repeat-content="fals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0">
      <style:text-properties fo:font-size="10pt" style:font-size-asian="10pt" style:font-size-complex="10pt"/>
    </style:style>
    <style:style style:name="ce18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  <table:table-cell table:style-name="ce6" table:number-columns-repeated="9"/>
          <table:table-cell/>
        </table:table-row>
        <table:table-row table:style-name="ro1">
          <table:table-cell table:number-columns-repeated="4"/>
          <table:table-cell table:style-name="ce16" office:value-type="string">
            <text:p>Date</text:p>
          </table:table-cell>
          <table:table-cell table:style-name="ce18" office:value-type="string">
            <text:p>Week</text:p>
          </table:table-cell>
          <table:table-cell table:style-name="ce16" office:value-type="string">
            <text:p>Day</text:p>
          </table:table-cell>
          <table:table-cell table:style-name="ce20" office:value-type="string">
            <text:p>Coursera</text:p>
          </table:table-cell>
          <table:table-cell table:style-name="ce20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 table:number-columns-repeated="4"/>
          <table:table-cell office:value-type="string">
            <text:p>30<text:span text:style-name="T3">th</text:span> Mar</text:p>
          </table:table-cell>
          <table:table-cell office:value-type="float" office:value="0">
            <text:p>0</text:p>
          </table:table-cell>
          <table:table-cell table:style-name="ce19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office:value-type="string">
            <text:p>31<text:span text:style-name="T3">st</text:span> Mar</text:p>
          </table:table-cell>
          <table:table-cell office:value-type="float" office:value="0">
            <text:p>0</text:p>
          </table:table-cell>
          <table:table-cell table:style-name="ce19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7" office:value-type="string">
            <text:p>1<text:span text:style-name="T3">st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17" office:value-type="string">
            <text:p>2<text:span text:style-name="T3">nd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17" office:value-type="string">
            <text:p>3<text:span text:style-name="T3">rd</text:span> Apr</text:p>
          </table:table-cell>
          <table:table-cell table:style-name="ce5" office:value-type="float" office:value="1">
            <text:p>1</text:p>
          </table:table-cell>
          <table:table-cell table:style-name="ce17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3">nd</text:span> April</text:p>
          </table:table-cell>
          <table:table-cell/>
          <table:table-cell table:style-name="ce17" office:value-type="string">
            <text:p>4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7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5" office:value-type="string">
            <text:p>3<text:span text:style-name="T3">rd</text:span> April</text:p>
          </table:table-cell>
          <table:table-cell/>
          <table:table-cell table:style-name="ce17" office:value-type="string">
            <text:p>5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5"/>
          <table:table-cell/>
          <table:table-cell table:style-name="ce17" office:value-type="string">
            <text:p>6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5"/>
          <table:table-cell/>
          <table:table-cell table:style-name="ce17" office:value-type="string">
            <text:p>7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17" office:value-type="string">
            <text:p>8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17" office:value-type="string">
            <text:p>9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17" office:value-type="string">
            <text:p>10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7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7" office:value-type="string">
            <text:p>11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7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2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5" office:value-type="string">
            <text:p>13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4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5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5" office:value-type="string">
            <text:p>16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7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7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8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7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Create research papers folder and file previous paper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9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Setup laptop for CUDA / TF GPU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0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Read and complete programs in 'Python ML', ch 16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1<text:span text:style-name="T3">st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2<text:span text:style-name="T3">nd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URL link review: “Performing Sequence Labelling using CRF in Python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3<text:span text:style-name="T3">rd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 Tutorial in PyTorch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4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7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s for Sequence Prediction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5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7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table:style-name="ce6" office:value-type="string">
            <text:p>22<text:span text:style-name="T3">nd</text:span> Apr</text:p>
          </table:table-cell>
          <table:table-cell/>
          <table:table-cell table:style-name="ce5" office:value-type="string">
            <text:p>26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17" office:value-type="string">
            <text:p>27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17" office:value-type="string">
            <text:p>28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17" office:value-type="string">
            <text:p>29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17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Do RNN / CRF presentation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17" office:value-type="string">
            <text:p>30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Go for 1-on-1 meeting</text:p>
          </table:table-cell>
          <table:table-cell table:style-name="ce6" office:value-type="string">
            <text:p>25<text:span text:style-name="T3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1<text:span text:style-name="T3">st</text:span> May</text:p>
          </table:table-cell>
          <table:table-cell table:style-name="ce5" office:value-type="float" office:value="5">
            <text:p>5</text:p>
          </table:table-cell>
          <table:table-cell table:style-name="ce17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Type up and make import points from: “CRFs as RNNs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2<text:span text:style-name="T3">nd</text:span> May</text:p>
          </table:table-cell>
          <table:table-cell table:style-name="ce5" office:value-type="float" office:value="5">
            <text:p>5</text:p>
          </table:table-cell>
          <table:table-cell table:style-name="ce17" office:value-type="string">
            <text:p>Thurs</text:p>
          </table:table-cell>
          <table:table-cell table:style-name="ce6"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3<text:span text:style-name="T3">rd</text:span> May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4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5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6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7" office:value-type="string">
            <text:p>Mon</text:p>
          </table:table-cell>
          <table:table-cell table:style-name="ce6"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7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aper review: “Hidden CRFs for Gesture Recognition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8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7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9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7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Download/setup suit data and create diffs plot function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10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1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2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3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7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rogramming: create extract/dynamic visualisation functions for all-data files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4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setup classes for different file types, comment all code, and commit</text:p>
          </table:table-cell>
          <table:table-cell table:style-name="ce6" office:value-type="string">
            <text:p>3<text:span text:style-name="T3">rd</text:span> May</text:p>
          </table:table-cell>
          <table:table-cell/>
          <table:table-cell table:style-name="ce5" office:value-type="string">
            <text:p>15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7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6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7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7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8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19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0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7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1<text:span text:style-name="T3">st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2<text:span text:style-name="T3">nd</text:span> May</text:p>
          </table:table-cell>
          <table:table-cell table:style-name="ce5" office:value-type="float" office:value="8">
            <text:p>8</text:p>
          </table:table-cell>
          <table:table-cell table:style-name="ce17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Make presentation of 2 weeks inc: suit data format, .py script, next steps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3<text:span text:style-name="T3">rd</text:span> May</text:p>
          </table:table-cell>
          <table:table-cell table:style-name="ce5" office:value-type="float" office:value="8">
            <text:p>8</text:p>
          </table:table-cell>
          <table:table-cell table:style-name="ce17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4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5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6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fix crashes-on-close problem with pyplot window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7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7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Go to group meeting</text:p>
          </table:table-cell>
          <table:table-cell table:style-name="ce6" office:value-type="string">
            <text:p>8<text:span text:style-name="T3">th</text:span> May</text:p>
          </table:table-cell>
          <table:table-cell/>
          <table:table-cell table:style-name="ce5" office:value-type="string">
            <text:p>28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name of file to output col (i.e. one col for if HC or D file)</text:p>
          </table:table-cell>
          <table:table-cell table:style-name="ce6" office:value-type="string">
            <text:p>9<text:span text:style-name="T3">th</text:span> May</text:p>
          </table:table-cell>
          <table:table-cell/>
          <table:table-cell table:style-name="ce5" office:value-type="string">
            <text:p>29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7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0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7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1<text:span text:style-name="T3">st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Make display 3D pos plot run in real-time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basic RNN model with .csv output file</text:p>
          </table:table-cell>
          <table:table-cell table:style-name="ce6" office:value-type="string">
            <text:p>14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Group meeting</text:p>
          </table:table-cell>
          <table:table-cell table:style-name="ce6" office:value-type="string">
            <text:p>15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table:style-name="ce2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ality to extract act scores from .xlxs into df</text:p>
          </table:table-cell>
          <table:table-cell office:value-type="string">
            <text:p>23<text:span text:style-name="T3">rd</text:span> May</text:p>
          </table:table-cell>
          <table:table-cell table:number-columns-repeated="14"/>
        </table:table-row>
        <table:table-row table:style-name="ro2">
          <table:table-cell table:style-name="ce2"/>
          <table:table-cell office:value-type="string">
            <text:p>Add batch script</text:p>
          </table:table-cell>
          <table:table-cell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Group meeting </text:p>
          </table:table-cell>
          <table:table-cell table:style-name="ce2"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nnotate D11-D20 NSAA files and edit google sheet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Fix issue with 'JA/DC all' split_size=1 only showing '19s' on 'y-true'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in RNN to write real and predicted scores to .csv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mat_act_div' script to divide up .mat files and rewrite to new dir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3D image pos not ending and exiting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Fix 3D image pos distortion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se 'mat_an' to setup 'NSAA\AD', '6minwalk-matfiles\AD', 'direct_csv\DC', and 'direct_csv\JA'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red' to work with 'fn=all' argument and encapsulate feature selection/reduction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work with both stat vals and raw joint angles for both DMD/HC class and NSAA regress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.csv file with results of RNN setups (DMD/HC class and NSAA regress for both AD and DC raw joint files)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names of all scripts and put them in 'source' directory (alter output dirs and batch as needed)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RNN results' for '6minwalk-matfiles\AD' and 'direct_csv\JA' for both choice='dhc' and 'overall'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predict 17 output nodes for each activity w/ AD files from NSAA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rnn' to write results and settings to relevant columns in 'RNN Results.ods'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Write presentation for group meeting</text:p>
          </table:table-cell>
          <table:table-cell table:style-name="ce2" office:value-type="string">
            <text:p>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comp_stat_vals' to write all files to one 'all' file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ext_raw_measures' script to extract specific raw measurement values from given AD .mat file(s)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 and presentation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next steps + further aim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data pipeline and data file type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RNN output format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ummarize results table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attach all scripts to appendices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outline preprocess work done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theory/practical of RN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background on DMD/NSAA + project motivatio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nit report: add papers to bibliography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add cover sheet and introduction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section on theory/practical of CRF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write literature review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edit and submit report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new list of tasks from initial report, most-recent presentation, and paper note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R^2 and RMSE as metrics in 'RNN.py' for regression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mplement confusion matrix output in 'RNN.py' for D/HC classification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for all input options for choice='acts'</text:p>
          </table:table-cell>
          <table:table-cell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argument to 'RNN.py' to specify proportion of sequence overlap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all' option for 'measurements' in 'ext_raw_measures.py' and run script with 'measurements=all'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raw measurements from local drive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add_nsaa_scores' in both scripts to read NSAA scores from 'KineDMD data updates Feb 2019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Change 'model_dir' to reflect script arguments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RNN.py' results output to 'write_to_csv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'RNN.py' argument to set num_epochs as argument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different raw data measurements from AD files for various RNN outputs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various sequence overlap proportion for NSAA\AD stat vals for choice='overall'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comp_stat_vals' to extract features from 'single-act' mat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ext_raw_measures' to work with 'single-act' matfiles and extract all measures from 'single-act' 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single-act .mat files to predict single-act NSAA scor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Add a README for 'How to use 3D visualization function'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Group meeting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omment 'mat_act_div.py' and 'ext_raw_measures.py' script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Download missing files from 'NSAA\matfiles\ directory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reate .csv file with all subject info from 3 prev file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Experiment with single-act raw measurements files to predict single-act score (0, 1, or 2)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'output_files' off dropbox into 'msc_project_files' and have all scripts point to there</text:p>
          </table:table-cell>
          <table:table-cell office:value-type="string">
            <text:p>15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hat loads a trained RNN model and tests on a complete file</text:p>
          </table:table-cell>
          <table:table-cell office:value-type="string">
            <text:p>16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omment 'rnn.py' and 'ft_sel_red.py' scripts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useful raw measurements with longer sequences and larger sequence overlap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pipeline to ensure ALL available files are processed (w/ lowercase + 'V2' considered and fix 'all 2's' single acts issue)</text:p>
          </table:table-cell>
          <table:table-cell office:value-type="string">
            <text:p>18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hange both 'add_nsaa_scores' to only use 'nsaa_6mw_matfiles'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more experiments with longer seq length and more raw measurements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the additional 'NSAA\matfiles'</text:p>
          </table:table-cell>
          <table:table-cell office:value-type="string">
            <text:p>19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o create matplotlib graphs from lines in 'RNN Results'</text:p>
          </table:table-cell>
          <table:table-cell office:value-type="string">
            <text:p>2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run NSAA stat vales pipeline with new files</text:p>
          </table:table-cell>
          <table:table-cell office:value-type="string">
            <text:p>20<text:span text:style-name="T3">th</text:span> June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/>
          <table:table-cell office:value-type="string">
            <text:p>Ensure 'model_predictor' works with stat vals output</text:p>
          </table:table-cell>
          <table:table-cell office:value-type="string">
            <text:p>21<text:span text:style-name="T3">st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Modify 'rnn' and 'model_predictor' to use .xlsx file for storing seq_le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nsure 'graph_creator' withs with all expers and choices, and reru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 feature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erent seq len and overlap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sel_red' to always delete previous 'FT_' files in directory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slides of purpose of project, diagram of all scripts, experiments + results thus far, and next step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 the video annotations required and fill out the Google sheet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in 'model_predictor' to create ensemble of various raw measurements and stat valu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rnn.py' to write to 'model_shapes'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model_predictor' to work w/ AD fil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rnn.py' to create graph of real vs predicted overall NSAA scores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'write_to_csv' write to unique files based on args/epochs and a unique index number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ext_raw_measures' to extract 'allmatfiles' files and run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AD files w/ shorter seq_lens for AD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--discard_prop' option to 'rnn' to optionally discard every nth element to reduce size of sequence length while keeping context high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<text:s/>longer seq_lens and discard_prop for jointAngle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graph_creator.py' to create graph of trues vs preds overall NSAA scores from single file name arg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round overall NSAA scores after averaging across model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work with a single 'allmatfiles' or AD file and feed through to 'model_predictor' (w/ modified to work with 'allmatfiles' files)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write and display trues/preds graph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do all package setup and run 'comp_stat_vals', 'ft_sel_red', ext_raw_measures'. 'mat_act_div' (w/ all source dirs)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ile_predictor.cmd' to work with AD source files through pipeline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use additional source dir along with current 'dir' to combine 6minwalk and 6MW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leave a file out (i.e. '--leave_out=D10' means model is trained on all files EXCEPT 'D10') w/ 'model_dir' modified too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NSAA top-4 raw measurements and AD for all output types with most ideal seq_len, seq_overlap, discard_prop, epochs, etc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organize batch scripts into subdir of 'source'</text:p>
          </table:table-cell>
          <table:table-cell office:value-type="string">
            <text:p>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combined 6minwalk and 6MW w/ same data types, output types, etc. as with NSAA</text:p>
          </table:table-cell>
          <table:table-cell office:value-type="string">
            <text:p>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3<text:span text:style-name="T3">rd</text:span> July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4"/>
          <table:table-cell table:style-name="ce16"/>
          <table:table-cell table:style-name="ce18"/>
          <table:table-cell table:style-name="ce16"/>
          <table:table-cell table:style-name="ce1"/>
          <table:table-cell table:number-columns-repeated="9"/>
        </table:table-row>
        <table:table-row table:style-name="ro1" table:number-rows-repeated="6">
          <table:table-cell table:number-columns-repeated="17"/>
        </table:table-row>
        <table:table-row table:style-name="ro2">
          <table:table-cell/>
          <table:table-cell table:style-name="ce1" office:value-type="string">
            <text:p>List of Tasks (5<text:span text:style-name="T3">th</text:span> - 14<text:span text:style-name="T3">th</text:span> July)</text:p>
          </table:table-cell>
          <table:table-cell table:style-name="ce15" office:value-type="string">
            <text:p>Date Completed</text:p>
          </table:table-cell>
          <table:table-cell table:style-name="ce1"/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" office:value-type="string">
            <text:p>Programming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Change RNN_outputs .csv name to be based on sys.argsv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alt_dirs' argument to 'model_predictor' to use different directory(s) to test the file on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file_predictor_altdirs.cmd' to load an 'allmatfile' file and test it on the NSAA\jointAngle and 6m\jointAngle models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write 'output_strs' to a single test file (each model = 1 row, each string = 1 col of row)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test_altdirs' script that automates the testing of each file in a dir on different dirs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graph_creator.py' to graph the results in 'model_predictions.csv'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settings' script that stores all global variables used across files ('local_dir', 'source_dir', 'file_types', etc.) and modify other scripts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file_renamer' script to standardize names of 'mat' files in source directories and add to 'setup.cmd'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train RNNs with given file left out then run model predictor on that file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Write script of basic CRF model with .csv output file of statistical values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Download all '6minwalk-matfiles', '6MW-matFiles', and 'NSAA' files and run 'setup.cmd'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>
            <text:p>Experiments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Experiment w/ all 'allmatfiles' files using 'test_altdirs.py' w/ models trained on both NSAA and 6MW and graph results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Experiment w/ 'left out' batch script with various left-out files (i.e. having retrained RNN w/ leaving out one file each time) and record the result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Experiment w/ single-act files trained to approximate overall NSAA score and rank best performing acts w.r.t MSE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1" office:value-type="string">
            <text:p>Deliverable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Write complete results discussion of all results and experiment sets in more detail (5-6 pages, not including graphs in appendices)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dd general README to GitHub repo outlining the project and how the repo is laid out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dd README for each of the source files and modify the existing one for 'comp_stat_vals'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Write complete script ecosystem discussion, including powerpoint diagram and heavily using READMEs for each source script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Write complete literature review covering all previously reviewed and recently reviewed papers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13" office:value-type="string">
            <text:p>Paper Reviews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Co-Occurrence Feature Learning for Skeleton Based AR using Regularized DLSTM Network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Differential RNNs for Action Recogni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Online Detection and Classification of Dynamic Hand Gestures with Recurrent 3D CNN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Long-term Recurrent Convolutional Networks for Visual Recognition and Descrip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Sequential Deep Learning for Human Action Recogni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Spatio-Temporal LSTM with Trust Gates for 3D HAR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Deep Convolutional and LSTM Recurrent NNs for Multimodal Wearable AR”</text:p>
          </table:table-cell>
          <table:table-cell table:number-columns-repeated="15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Conditional Random People: Tracking Humans with CRFs and Grid Filters”</text:span></text:p>
          </table:table-cell>
          <table:table-cell table:number-columns-repeated="15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Actionness Ranking with Lattice Conditional Ordinal Random Fields”</text:span></text:p>
          </table:table-cell>
          <table:table-cell table:number-columns-repeated="15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Conditional Models for Contextual Human Motion Recognition”</text:span></text:p>
          </table:table-cell>
          <table:table-cell table:number-columns-repeated="15"/>
        </table:table-row>
        <table:table-row table:style-name="ro1" table:number-rows-repeated="8">
          <table:table-cell table:number-columns-repeated="17"/>
        </table:table-row>
        <table:table-row table:style-name="ro1">
          <table:table-cell/>
          <table:table-cell table:style-name="ce13" office:value-type="string">
            <text:p>Paper Review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CRFs – Prob models...” and “CRFs as RNNs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CRFs for AR...” and “Action Categ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Hidden CRFs...” and “Continuous CRFs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Deep, conv...”, “Deep RNN...”, and “Hierarch RNN...”</text:p>
          </table:table-cell>
          <table:table-cell table:number-columns-repeated="15"/>
        </table:table-row>
        <table:table-row table:style-name="ro2">
          <table:table-cell/>
          <table:table-cell table:style-name="ce14" office:value-type="string">
            <text:p><text:span text:style-name="T1">Paper review: </text:span><text:span text:style-name="T2">“A Comprehensive Study of Activity Recognition Using Accelerometers”</text:span>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An Analysis of Single-Layer Networks in Unsupervised Feature Learning'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Simultaneous Feature Learning and Hash Coding with Deep Neural Network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Discriminative Unsupervised Feature Learning with CNN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Write 2-3 preliminary pages of report on background research and tasks undertaken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Type up and organize notes from papers (separate sections for CRF/RNN/feature learn, etc)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URL link review: “Lecture 13: Variational Inference: Mean Field Approxima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Read and take notes from 'Sequence Modeling: Recurrent and Recursive Nets'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8">08/07/2019</text:date>, <text:time>02:2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7-08T02:28:00.43</dc:date>
    <meta:editing-duration>P5DT12H52M43S</meta:editing-duration>
    <meta:editing-cycles>361</meta:editing-cycles>
    <meta:generator>OpenOffice/4.1.5$Win32 OpenOffice.org_project/415m1$Build-9789</meta:generator>
    <meta:document-statistic meta:table-count="3" meta:cell-count="661" meta:object-count="0"/>
  </office:meta>
</office:document-meta>
</file>